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image/png" manifest:full-path="Pictures/1000000000000118000001499BD871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3.672cm"/>
    </style:style>
    <style:style style:name="gr4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923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19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202cm" svg:height="0.962cm" svg:x="1.871cm" svg:y="11.872cm">
          <draw:text-box>
            <text:p>Bringing Naturally Developed Scientific Applications to the Web</text:p>
          </draw:text-box>
        </draw:frame>
        <draw:frame draw:style-name="gr2" draw:text-style-name="P1" draw:layer="layout" svg:width="15.974cm" svg:height="3.239cm" svg:x="2.059cm" svg:y="8.546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1" draw:layer="layout" svg:width="5.23cm" svg:height="1.061cm" svg:x="14.159cm" svg:y="14.361cm">
          <draw:image xlink:href="Pictures/10000000000001A800000056EA0521F4.jpg" xlink:type="simple" xlink:show="embed" xlink:actuate="onLoad">
            <text:p/>
          </draw:image>
        </draw:frame>
        <draw:frame draw:style-name="gr3" draw:text-style-name="P3" draw:layer="layout" svg:width="4.004cm" svg:height="0.806cm" svg:x="15.735cm" svg:y="13.582cm">
          <draw:text-box>
            <text:p text:style-name="P2"><text:span text:style-name="T1">POWERED</text:span><text:span text:style-name="T2">BY</text:span></text:p>
          </draw:text-box>
        </draw:frame>
        <draw:g>
          <draw:g>
            <draw:custom-shape draw:style-name="gr4" draw:layer="layout" svg:width="5.118cm" svg:height="4.447cm" svg:x="0.431cm" svg:y="17.022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frame draw:style-name="gr5" draw:text-style-name="P4" draw:layer="layout" svg:width="4.119cm" svg:height="3.388cm" svg:x="0.947cm" svg:y="17.536cm">
              <draw:image xlink:href="Pictures/1000000000000118000001499BD8714B.png" xlink:type="simple" xlink:show="embed" xlink:actuate="onLoad">
                <text:p text:style-name="P1"><text:span text:style-name="T3">DIF</text:span></text:p>
              </draw:image>
            </draw:frame>
          </draw:g>
          <draw:frame draw:style-name="gr6" draw:text-style-name="P5" draw:layer="layout" svg:width="15.206cm" svg:height="4.173cm" svg:x="5.916cm" svg:y="17.54cm">
            <draw:text-box>
              <text:p text:style-name="P5"><text:span text:style-name="T4">Diffusion</text:span><text:span text:style-name="T5"><text:line-break/></text:span><text:span text:style-name="T6">Montecarlo Random Walk</text:span></text:p>
            </draw:text-box>
          </draw:frame>
        </draw:g>
      </draw:page>
      <draw:page draw:name="page2" draw:style-name="dp1" draw:master-page-name="Default">
        <draw:g>
          <draw:custom-shape draw:style-name="gr7" draw:text-style-name="P1" draw:layer="layout" svg:width="7.325cm" svg:height="8.119cm" svg:x="7.436cm" svg:y="6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8" draw:text-style-name="P6" draw:layer="layout" svg:width="2.117cm" svg:height="2.808cm" svg:x="8.374cm" svg:y="7.3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9" draw:text-style-name="P6" draw:layer="layout" svg:width="2.117cm" svg:height="2.808cm" svg:x="8.52cm" svg:y="7.5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6" draw:layer="layout" svg:width="2.117cm" svg:height="2.808cm" svg:x="8.679cm" svg:y="7.674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1" draw:text-style-name="P7" draw:layer="layout" svg:width="1.806cm" svg:height="0.615cm" svg:x="8.747cm" svg:y="7.859cm">
                <draw:text-box>
                  <text:p><text:span text:style-name="T7">#include</text:span></text:p>
                </draw:text-box>
              </draw:frame>
              <draw:line draw:style-name="gr12" draw:text-style-name="P1" draw:layer="layout" svg:x1="8.896cm" svg:y1="8.473cm" svg:x2="10.61cm" svg:y2="8.473cm">
                <text:p/>
              </draw:line>
              <draw:line draw:style-name="gr12" draw:text-style-name="P1" draw:layer="layout" svg:x1="8.896cm" svg:y1="8.727cm" svg:x2="10.61cm" svg:y2="8.727cm">
                <text:p/>
              </draw:line>
              <draw:line draw:style-name="gr12" draw:text-style-name="P1" draw:layer="layout" svg:x1="8.896cm" svg:y1="8.981cm" svg:x2="10.61cm" svg:y2="8.981cm">
                <text:p/>
              </draw:line>
              <draw:line draw:style-name="gr12" draw:text-style-name="P1" draw:layer="layout" svg:x1="8.896cm" svg:y1="9.235cm" svg:x2="10.61cm" svg:y2="9.235cm">
                <text:p/>
              </draw:line>
              <draw:line draw:style-name="gr12" draw:text-style-name="P1" draw:layer="layout" svg:x1="8.896cm" svg:y1="9.489cm" svg:x2="10.61cm" svg:y2="9.489cm">
                <text:p/>
              </draw:line>
              <draw:line draw:style-name="gr12" draw:text-style-name="P1" draw:layer="layout" svg:x1="8.896cm" svg:y1="9.743cm" svg:x2="10.61cm" svg:y2="9.743cm">
                <text:p/>
              </draw:line>
              <draw:line draw:style-name="gr12" draw:text-style-name="P1" draw:layer="layout" svg:x1="8.896cm" svg:y1="9.997cm" svg:x2="10.61cm" svg:y2="9.997cm">
                <text:p/>
              </draw:line>
            </draw:g>
            <draw:frame draw:style-name="gr1" draw:text-style-name="P8" draw:layer="layout" svg:width="2.06cm" svg:height="0.725cm" svg:x="8.443cm" svg:y="6.716cm">
              <draw:text-box>
                <text:p><text:span text:style-name="T8">Sources</text:span></text:p>
              </draw:text-box>
            </draw:frame>
          </draw:g>
          <draw:g>
            <draw:g>
              <draw:custom-shape draw:style-name="gr13" draw:text-style-name="P1" draw:layer="layout" svg:width="1.181cm" svg:height="0.758cm" svg:x="11.635cm" svg:y="7.92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426cm" svg:y="8.07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3" draw:text-style-name="P1" draw:layer="layout" svg:width="1.181cm" svg:height="0.758cm" svg:x="11.789cm" svg:y="8.1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58cm" svg:y="8.3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3" draw:text-style-name="P1" draw:layer="layout" svg:width="1.181cm" svg:height="0.758cm" svg:x="11.99cm" svg:y="8.44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" draw:layer="layout" svg:width="2.564cm" svg:height="1.545cm" svg:x="11.781cm" svg:y="8.5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14" draw:text-style-name="P8" draw:layer="layout" svg:width="1.493cm" svg:height="0.725cm" svg:x="11.982cm" svg:y="7.299cm">
              <draw:text-box>
                <text:p><text:span text:style-name="T8">Extra</text:span></text:p>
              </draw:text-box>
            </draw:frame>
          </draw:g>
          <draw:g>
            <draw:g>
              <draw:g>
                <draw:custom-shape draw:style-name="gr15" draw:text-style-name="P6" draw:layer="layout" svg:width="2.117cm" svg:height="2.808cm" svg:x="11.375cm" svg:y="11.0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" draw:text-style-name="P6" draw:layer="layout" svg:width="2.117cm" svg:height="2.808cm" svg:x="11.521cm" svg:y="11.193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6" draw:layer="layout" svg:width="2.117cm" svg:height="2.808cm" svg:x="11.68cm" svg:y="11.332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1" draw:text-style-name="P7" draw:layer="layout" svg:width="1.806cm" svg:height="0.615cm" svg:x="11.748cm" svg:y="11.517cm">
                <draw:text-box>
                  <text:p><text:span text:style-name="T7">#!script</text:span></text:p>
                </draw:text-box>
              </draw:frame>
              <draw:line draw:style-name="gr12" draw:text-style-name="P1" draw:layer="layout" svg:x1="11.897cm" svg:y1="12.131cm" svg:x2="13.611cm" svg:y2="12.131cm">
                <text:p/>
              </draw:line>
              <draw:line draw:style-name="gr12" draw:text-style-name="P1" draw:layer="layout" svg:x1="11.897cm" svg:y1="12.385cm" svg:x2="13.611cm" svg:y2="12.385cm">
                <text:p/>
              </draw:line>
              <draw:line draw:style-name="gr12" draw:text-style-name="P1" draw:layer="layout" svg:x1="11.897cm" svg:y1="12.639cm" svg:x2="13.611cm" svg:y2="12.639cm">
                <text:p/>
              </draw:line>
              <draw:line draw:style-name="gr12" draw:text-style-name="P1" draw:layer="layout" svg:x1="11.897cm" svg:y1="12.893cm" svg:x2="13.611cm" svg:y2="12.893cm">
                <text:p/>
              </draw:line>
              <draw:line draw:style-name="gr12" draw:text-style-name="P1" draw:layer="layout" svg:x1="11.897cm" svg:y1="13.147cm" svg:x2="13.611cm" svg:y2="13.147cm">
                <text:p/>
              </draw:line>
              <draw:line draw:style-name="gr12" draw:text-style-name="P1" draw:layer="layout" svg:x1="11.897cm" svg:y1="13.401cm" svg:x2="13.611cm" svg:y2="13.401cm">
                <text:p/>
              </draw:line>
              <draw:line draw:style-name="gr12" draw:text-style-name="P1" draw:layer="layout" svg:x1="11.897cm" svg:y1="13.655cm" svg:x2="13.611cm" svg:y2="13.655cm">
                <text:p/>
              </draw:line>
            </draw:g>
            <draw:frame draw:style-name="gr18" draw:text-style-name="P8" draw:layer="layout" svg:width="1.797cm" svg:height="0.725cm" svg:x="11.617cm" svg:y="10.346cm">
              <draw:text-box>
                <text:p><text:span text:style-name="T8">Scripts</text:span></text:p>
              </draw:text-box>
            </draw:frame>
          </draw:g>
          <draw:g>
            <draw:g>
              <draw:custom-shape draw:style-name="gr19" draw:text-style-name="P6" draw:layer="layout" svg:width="2.117cm" svg:height="2.808cm" svg:x="8.264cm" svg:y="11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6" draw:layer="layout" svg:width="2.117cm" svg:height="2.808cm" svg:x="8.41cm" svg:y="11.4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6" draw:layer="layout" svg:width="2.117cm" svg:height="2.808cm" svg:x="8.569cm" svg:y="11.6cm">
                <text:p/>
                <draw:enhanced-geometry svg:viewBox="0 0 21600 21600" draw:type="rectangle" draw:enhanced-path="M 0 0 L 21600 0 21600 21600 0 21600 0 0 Z N"/>
              </draw:custom-shape>
              <draw:frame draw:style-name="gr22" draw:text-style-name="P7" draw:layer="layout" svg:width="2.011cm" svg:height="2.462cm" svg:x="8.658cm" svg:y="11.764cm">
                <draw:text-box>
                  <text:p><text:span text:style-name="T7">01011110101010101010100101010101011111111110011111</text:span></text:p>
                </draw:text-box>
              </draw:frame>
            </draw:g>
            <draw:frame draw:style-name="gr18" draw:text-style-name="P8" draw:layer="layout" svg:width="2.153cm" svg:height="0.725cm" svg:x="8.259cm" svg:y="10.657cm">
              <draw:text-box>
                <text:p><text:span text:style-name="T8">Datafiles</text:span></text:p>
              </draw:text-box>
            </draw:frame>
          </draw:g>
          <draw:custom-shape draw:style-name="gr23" draw:text-style-name="P9" draw:layer="layout" svg:width="4.484cm" svg:height="1.81cm" svg:x="2.674cm" svg:y="7.771cm">
            <text:p text:style-name="P9"><text:span text:style-name="T9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9" draw:layer="layout" svg:width="4.484cm" svg:height="1.81cm" svg:x="2.674cm" svg:y="12.199cm">
            <text:p text:style-name="P9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9" draw:layer="layout" svg:width="4.484cm" svg:height="1.81cm" svg:x="2.674cm" svg:y="9.998cm">
            <text:p text:style-name="P9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4" draw:text-style-name="P1" draw:layer="layout" svg:width="4.568cm" svg:height="2.005cm" svg:x="15.151cm" svg:y="7.576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4" draw:text-style-name="P1" draw:layer="layout" svg:width="4.568cm" svg:height="2.005cm" svg:x="15.122cm" svg:y="9.945cm">
            <text:p text:style-name="P1"><text:span text:style-name="T10">Output </text:span><text:span text:style-name="T10"><text:line-break/></text:span><text:span text:style-name="T10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4" draw:text-style-name="P1" draw:layer="layout" svg:width="4.568cm" svg:height="2.005cm" svg:x="15.124cm" svg:y="12.284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25" draw:text-style-name="P1" draw:layer="layout" svg:width="3.059cm" svg:height="2.924cm" draw:transform="rotate (1.5707963267946) translate (7.879cm 17.974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8" draw:layer="layout" svg:width="3.22cm" svg:height="0.763cm" svg:x="7.731cm" svg:y="16.126cm">
              <draw:text-box>
                <text:p><text:span text:style-name="T11">Configuration</text:span></text:p>
              </draw:text-box>
            </draw:frame>
          </draw:g>
          <draw:g>
            <draw:custom-shape draw:style-name="gr25" draw:text-style-name="P1" draw:layer="layout" svg:width="3.059cm" svg:height="2.924cm" draw:transform="rotate (1.5707963267946) translate (11.444cm 17.946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" draw:text-style-name="P8" draw:layer="layout" svg:width="3.067cm" svg:height="1.275cm" svg:x="11.296cm" svg:y="15.875cm">
              <draw:text-box>
                <text:p><text:span text:style-name="T11">Environment</text:span></text:p>
                <text:p text:style-name="P1"><text:span text:style-name="T11">Variables</text:span></text:p>
              </draw:text-box>
            </draw:frame>
          </draw:g>
          <draw:g>
            <draw:custom-shape draw:style-name="gr26" draw:text-style-name="P1" draw:layer="layout" svg:width="3.286cm" svg:height="1.504cm" svg:x="7.759cm" svg:y="4.106cm">
              <text:p text:style-name="P1"><text:span text:style-name="T9">Third party</text:span><text:span text:style-name="T9"><text:line-break/></text:span><text:span text:style-name="T9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1" draw:layer="layout" svg:width="1.838cm" svg:height="0.78cm" svg:x="8.483cm" svg:y="5.737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26" draw:text-style-name="P1" draw:layer="layout" svg:width="3.286cm" svg:height="1.504cm" svg:x="11.24cm" svg:y="4.079cm">
              <text:p text:style-name="P1"><text:span text:style-name="T9">Third party</text:span><text:span text:style-name="T9"><text:line-break/></text:span><text:span text:style-name="T9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1" draw:layer="layout" svg:width="1.838cm" svg:height="0.78cm" svg:x="11.964cm" svg:y="5.7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2-09T12:01:37</dc:date>
    <dc:creator>root </dc:creator>
    <meta:editing-duration>PT12H53M57S</meta:editing-duration>
    <meta:editing-cycles>5</meta:editing-cycles>
    <meta:generator>OpenOffice.org/3.2$Unix OpenOffice.org_project/320m19$Build-9505</meta:generator>
    <meta:document-statistic meta:object-count="77"/>
  </office:meta>
</office:document-meta>
</file>